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b 58%"/>
    </style:style>
    <style:style style:name="T4" style:family="text">
      <style:text-properties style:text-position="sub 58%" style:text-underline-style="none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super 58%" style:text-underline-style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molecular movement stops at -273°K</text:p>
      <text:p text:style-name="Standard"><draw:frame draw:style-name="fr1" draw:name="Object1" text:anchor-type="as-char" svg:y="-0.3291in" svg:width="2.8445in" svg:height="0.3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Water molecules stick to each other.</text:p>
      <text:list xml:id="list4532779189148714334" text:style-name="L1">
        <text:list-item>
          <text:p text:style-name="P1">Cohesion:</text:p>
          <text:list>
            <text:list-item>
              <text:p text:style-name="P1">Water molecules stick to each other</text:p>
            </text:list-item>
            <text:list-item>
              <text:p text:style-name="P1">Surface tension:</text:p>
            </text:list-item>
            <text:list-item>
              <text:p text:style-name="P1">Tensile strength:</text:p>
              <text:list>
                <text:list-item>
                  <text:p text:style-name="P1">The narrower the water column – the greater the force required to break it</text:p>
                </text:list-item>
              </text:list>
            </text:list-item>
          </text:list>
        </text:list-item>
        <text:list-item>
          <text:p text:style-name="P1">Adhesion:</text:p>
          <text:list>
            <text:list-item>
              <text:p text:style-name="P1">Water clings to other surfaces</text:p>
            </text:list-item>
          </text:list>
        </text:list-item>
        <text:list-item>
          <text:p text:style-name="P1">Thermal properties of water:</text:p>
          <text:list>
            <text:list-item>
              <text:p text:style-name="P1">High specific heat:</text:p>
              <text:list>
                <text:list-item>
                  <text:p text:style-name="P1">It takes a lot of energy to change the temperature of water</text:p>
                </text:list-item>
              </text:list>
            </text:list-item>
            <text:list-item>
              <text:p text:style-name="P1">Thermal stability</text:p>
            </text:list-item>
            <text:list-item>
              <text:p text:style-name="P1">Change of state energy:</text:p>
              <text:list>
                <text:list-item>
                  <text:p text:style-name="P1">Heat of vaporization / Heat of condensation</text:p>
                </text:list-item>
              </text:list>
            </text:list-item>
            <text:list-item>
              <text:p text:style-name="P1">Evaporative cooling</text:p>
            </text:list-item>
          </text:list>
        </text:list-item>
        <text:list-item>
          <text:p text:style-name="P1">Density of water:</text:p>
          <text:list>
            <text:list-item>
              <text:p text:style-name="P1">Max density is at 4°C</text:p>
            </text:list-item>
            <text:list-item>
              <text:p text:style-name="P1">Ice is less dense than water at 4°C</text:p>
            </text:list-item>
            <text:list-item>
              <text:p text:style-name="P1">Vertical circulation:</text:p>
              <text:list>
                <text:list-item>
                  <text:p text:style-name="P1">Movement of water that keeps nutrients in circulation</text:p>
                </text:list-item>
              </text:list>
            </text:list-item>
          </text:list>
        </text:list-item>
        <text:list-item>
          <text:p text:style-name="P1">Solutions</text:p>
          <text:list>
            <text:list-item>
              <text:p text:style-name="P1">Made up of a solvent and a solute</text:p>
            </text:list-item>
            <text:list-item>
              <text:p text:style-name="P1">Water is considered a universal solvent</text:p>
            </text:list-item>
            <text:list-item>
              <text:p text:style-name="P1">Polar covalent:</text:p>
              <text:list>
                <text:list-item>
                  <text:p text:style-name="P1">Water is in the polar covalent range</text:p>
                </text:list-item>
                <text:list-item>
                  <text:p text:style-name="P1">“like dissolves like”</text:p>
                </text:list-item>
              </text:list>
            </text:list-item>
            <text:list-item>
              <text:p text:style-name="P1">Hydrophilic:</text:p>
              <text:list>
                <text:list-item>
                  <text:p text:style-name="P1">Water soluble</text:p>
                </text:list-item>
              </text:list>
            </text:list-item>
            <text:list-item>
              <text:p text:style-name="P1">Hydrophobic:</text:p>
              <text:list>
                <text:list-item>
                  <text:p text:style-name="P1">Insoluble in water</text:p>
                </text:list-item>
              </text:list>
            </text:list-item>
          </text:list>
        </text:list-item>
        <text:list-item>
          <text:p text:style-name="P1">Acid</text:p>
          <text:list>
            <text:list-item>
              <text:p text:style-name="P1">A substance which increases the concentration of hydrogen ions</text:p>
            </text:list-item>
          </text:list>
        </text:list-item>
        <text:list-item>
          <text:p text:style-name="P1">Base</text:p>
          <text:list>
            <text:list-item>
              <text:p text:style-name="P1">A substance which decreases the concentration of hydrogen ions <text:span text:style-name="T1">OR</text:span><text:span text:style-name="T2"> increases the concentration of hydroxide ions</text:span></text:p>
            </text:list-item>
            <text:list-item>
              <text:p text:style-name="P1"><text:span text:style-name="T2">H</text:span><text:span text:style-name="T4">2</text:span><text:span text:style-name="T6">O + H</text:span><text:span text:style-name="T4">2</text:span><text:span text:style-name="T6">O → H</text:span><text:span text:style-name="T4">3</text:span><text:span text:style-name="T6">O</text:span><text:span text:style-name="T7">+</text:span><text:span text:style-name="T6"> + OH</text:span><text:span text:style-name="T7">-</text:span></text:p>
            </text:list-item>
            <text:list-item>
              <text:p text:style-name="P1"><text:span text:style-name="T6">H</text:span><text:span text:style-name="T4">2</text:span><text:span text:style-name="T6">O → H</text:span><text:span text:style-name="T7">+</text:span><text:span text:style-name="T6"> + OH</text:span><text:span text:style-name="T7">-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20T12:58:20.23</meta:creation-date>
    <meta:generator>OpenOffice/4.1.3$Win32 OpenOffice.org_project/413m1$Build-9783</meta:generator>
    <dc:date>2017-09-20T14:12:52.40</dc:date>
    <dc:creator>Timothy Cayer</dc:creator>
    <meta:editing-duration>PT1H14M31S</meta:editing-duration>
    <meta:editing-cycles>4</meta:editing-cycles>
    <meta:document-statistic meta:table-count="0" meta:image-count="0" meta:object-count="1" meta:page-count="1" meta:paragraph-count="38" meta:word-count="212" meta:character-count="1080"/>
  </office:meta>
</office:document-meta>
</file>

<file path=Object 1/content.xml><?xml version="1.0" encoding="utf-8"?>
<math xmlns="http://www.w3.org/1998/Math/MathML">
  <semantics>
    <mrow>
      <mrow>
        <mrow>
          <msub>
            <mn>6CO</mn>
            <mn>2</mn>
          </msub>
        </mrow>
        <mo stretchy="false">+</mo>
        <mrow>
          <msub>
            <mn>6H</mn>
            <mn>2</mn>
          </msub>
        </mrow>
      </mrow>
      <mi>O</mi>
      <mtext> </mtext>
      <mstyle mathsize="20pt">
        <mrow>
          <mrow>
            <mover>
              <mo stretchy="false">→</mo>
              <mrow>
                <mtext>sunlight</mtext>
                <mo stretchy="false">↓</mo>
              </mrow>
            </mover>
          </mrow>
        </mrow>
      </mstyle>
      <mtext> </mtext>
      <mrow>
        <msub>
          <mi>C</mi>
          <mn>6</mn>
        </msub>
      </mrow>
      <mrow>
        <msub>
          <mi>H</mi>
          <mn>12</mn>
        </msub>
      </mrow>
      <mrow>
        <mrow>
          <msub>
            <mi>O</mi>
            <mn>6</mn>
          </msub>
        </mrow>
        <mo stretchy="false">+</mo>
        <mrow>
          <msub>
            <mn>6O</mn>
            <mn>2</mn>
          </msub>
        </mrow>
      </mrow>
    </mrow>
    <annotation encoding="StarMath 5.0">{6CO rsub 2} + {6H rsub 2}O " " size 20 {rightarrow csup {"sunlight" downarrow }} " " {C rsub 6}{H rsub 12}{O rsub 6} + {6O rsub 2}</annotation>
  </semantics>
</math>
</file>